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justify" style:justify-single-word="false"/>
      <style:text-properties style:font-name="Times New Roman" fo:font-size="12pt" style:font-size-asian="12pt" style:font-size-complex="12pt"/>
    </style:style>
    <style:style style:name="P2" style:family="paragraph" style:parent-style-name="Header">
      <style:paragraph-properties fo:text-align="justify" style:justify-single-word="false"/>
      <style:text-properties style:font-name="Times New Roman" fo:font-size="12pt" officeooo:paragraph-rsid="0015d2f2" style:font-size-asian="12pt" style:font-size-complex="12pt"/>
    </style:style>
    <style:style style:name="P3" style:family="paragraph" style:parent-style-name="Header">
      <style:paragraph-properties fo:text-align="justify" style:justify-single-word="false"/>
      <style:text-properties fo:font-variant="normal" fo:text-transform="none" fo:color="#222222" style:font-name="Times New Roman" fo:font-size="12pt" fo:letter-spacing="normal" fo:language="id" fo:country="ID" fo:font-style="normal" fo:font-weight="normal" officeooo:rsid="0015d2f2" style:font-size-asian="12pt" style:font-size-complex="12pt"/>
    </style:style>
    <style:style style:name="P4" style:family="paragraph" style:parent-style-name="Header">
      <style:paragraph-properties fo:text-align="justify" style:justify-single-word="false"/>
      <style:text-properties style:font-name="Liberation Serif" fo:language="id" fo:country="ID"/>
    </style:style>
    <style:style style:name="P5"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Times New Roman" fo:font-size="12pt" fo:language="id" fo:country="ID" fo:font-weight="bold" style:font-size-asian="12pt" style:font-weight-asian="bold" style:font-size-complex="12pt"/>
    </style:style>
    <style:style style:name="P6"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Times New Roman" fo:font-size="12pt" style:font-size-asian="12pt" style:font-size-complex="12pt"/>
    </style:style>
    <style:style style:name="P7" style:family="paragraph" style:parent-style-name="Footer">
      <style:paragraph-properties fo:text-align="center" style:justify-single-word="false"/>
    </style:style>
    <style:style style:name="P8" style:family="paragraph" style:parent-style-name="Standard">
      <style:paragraph-properties fo:margin-top="0.101cm" fo:margin-bottom="0.101cm" loext:contextual-spacing="false" fo:line-height="100%"/>
      <style:text-properties style:font-name="Times New Roman" fo:font-size="12pt" fo:language="id" fo:country="ID" fo:font-weight="normal" style:font-size-asian="12pt" style:font-weight-asian="normal" style:font-name-complex="Arial" style:font-size-complex="12pt" style:font-weight-complex="normal"/>
    </style:style>
    <style:style style:name="P9" style:family="paragraph" style:parent-style-name="Standard">
      <style:paragraph-properties fo:margin-left="0cm" fo:margin-right="0cm" fo:margin-top="0.101cm" fo:margin-bottom="0.101cm" loext:contextual-spacing="false" fo:line-height="100%" fo:text-align="justify" style:justify-single-word="false" fo:text-indent="0cm" style:auto-text-indent="false">
        <style:tab-stops/>
      </style:paragraph-properties>
      <style:text-properties style:font-name="Times New Roman" fo:font-size="12pt" fo:language="id" fo:country="ID" fo:font-style="normal" fo:font-weight="normal" officeooo:rsid="0004c34e" officeooo:paragraph-rsid="0022ce18" style:font-size-asian="12pt" style:font-style-asian="normal" style:font-weight-asian="normal" style:font-size-complex="12pt" style:font-style-complex="normal" style:font-weight-complex="normal"/>
    </style:style>
    <style:style style:name="P10" style:family="paragraph" style:parent-style-name="sub_20_judul_20_isi_20_A">
      <style:paragraph-properties fo:margin-left="0cm" fo:margin-right="0cm" fo:margin-top="0.101cm" fo:margin-bottom="0.101cm" loext:contextual-spacing="false" fo:line-height="100%" fo:text-align="justify" style:justify-single-word="false" fo:text-indent="0cm" style:auto-text-indent="false"/>
      <style:text-properties style:font-name="Times New Roman" fo:font-size="12pt" fo:language="id" fo:country="ID" fo:font-style="normal" fo:font-weight="normal" officeooo:rsid="0004c34e" officeooo:paragraph-rsid="0022ce18" style:font-size-asian="12pt" style:font-style-asian="normal" style:font-weight-asian="normal" style:font-size-complex="12pt" style:font-style-complex="normal" style:font-weight-complex="normal"/>
    </style:style>
    <style:style style:name="P11" style:family="paragraph" style:parent-style-name="Standard" style:master-page-name="Standard">
      <style:paragraph-properties fo:text-align="center" style:justify-single-word="false" style:page-number="auto">
        <style:tab-stops>
          <style:tab-stop style:position="2.251cm"/>
          <style:tab-stop style:position="2.752cm"/>
          <style:tab-stop style:position="8.502cm"/>
        </style:tab-stops>
      </style:paragraph-properties>
      <style:text-properties style:font-name="Times New Roman" fo:font-size="12pt" fo:language="id" fo:country="ID" fo:font-weight="bold" style:font-size-asian="12pt" style:font-weight-asian="bold" style:font-size-complex="12pt"/>
    </style:style>
    <style:style style:name="P12" style:family="paragraph">
      <loext:graphic-properties draw:fill="none"/>
      <style:paragraph-properties fo:text-align="start"/>
      <style:text-properties fo:font-size="18pt"/>
    </style:style>
    <style:style style:name="T1" style:family="text">
      <style:text-properties fo:language="id" fo:country="ID"/>
    </style:style>
    <style:style style:name="T2" style:family="text">
      <style:text-properties fo:language="id" fo:country="ID" fo:font-weight="bold" style:font-weight-asian="bold"/>
    </style:style>
    <style:style style:name="T3" style:family="text">
      <style:text-properties fo:language="id" fo:country="ID" fo:font-weight="bold" officeooo:rsid="00229183" style:font-weight-asian="bold"/>
    </style:style>
    <style:style style:name="T4" style:family="text">
      <style:text-properties fo:language="id" fo:country="ID" fo:font-weight="bold" style:font-weight-asian="bold" style:font-weight-complex="bold"/>
    </style:style>
    <style:style style:name="T5" style:family="text">
      <style:text-properties fo:language="id" fo:country="ID" fo:font-weight="bold" officeooo:rsid="002659aa" style:font-weight-asian="bold" style:font-weight-complex="bold"/>
    </style:style>
    <style:style style:name="T6" style:family="text">
      <style:text-properties fo:language="id" fo:country="ID" officeooo:rsid="00229183"/>
    </style:style>
    <style:style style:name="T7" style:family="text">
      <style:text-properties officeooo:rsid="0020c81f"/>
    </style:style>
    <style:style style:name="T8" style:family="text">
      <style:text-properties fo:font-weight="bold" officeooo:rsid="004f5ff8" style:font-weight-asian="bold" style:font-name-complex="Times New Roman1" style:font-weight-complex="bold"/>
    </style:style>
    <style:style style:name="T9" style:family="text">
      <style:text-properties fo:font-weight="bold" officeooo:rsid="003db093" style:font-weight-asian="bold" style:font-name-complex="Times New Roman1" style:font-weight-complex="bold"/>
    </style:style>
    <style:style style:name="T10" style:family="text">
      <style:text-properties fo:font-weight="bold" officeooo:rsid="0041df12" style:font-weight-asian="bold" style:font-name-complex="Times New Roman1" style:font-weight-complex="bold"/>
    </style:style>
    <style:style style:name="T11" style:family="text">
      <style:text-properties fo:font-style="italic" style:font-style-asian="italic" style:font-style-complex="italic"/>
    </style:style>
    <style:style style:name="T12" style:family="text">
      <style:text-properties fo:font-style="italic" officeooo:rsid="002296e9" style:font-style-asian="italic" style:font-style-complex="italic"/>
    </style:style>
    <style:style style:name="T13" style:family="text">
      <style:text-properties fo:font-style="italic" officeooo:rsid="0022ce18" style:font-style-asian="italic" style:font-style-complex="italic"/>
    </style:style>
    <style:style style:name="T14" style:family="text">
      <style:text-properties fo:font-style="italic" fo:font-weight="bold" officeooo:rsid="003db093" style:font-style-asian="italic" style:font-weight-asian="bold" style:font-name-complex="Times New Roman1" style:font-style-complex="italic" style:font-weight-complex="bold"/>
    </style:style>
    <style:style style:name="T15" style:family="text">
      <style:text-properties officeooo:rsid="0022ce18"/>
    </style:style>
    <style:style style:name="T16" style:family="text">
      <style:text-properties officeooo:rsid="003db093" style:font-name-complex="Times New Roman1"/>
    </style:style>
    <style:style style:name="T17" style:family="text">
      <style:text-properties officeooo:rsid="004f5ff8" style:font-name-complex="Times New Roman1"/>
    </style:style>
    <style:style style:name="gr1" style:family="graphic">
      <style:graphic-properties draw:stroke="solid" svg:stroke-width="0.079cm" svg:stroke-color="#000000" draw:stroke-linejoin="round" draw:fill="none" draw:textarea-vertical-align="top" draw:auto-grow-height="false" fo:min-height="0cm" fo:min-width="13.324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BSTRAK</text:p>
      <text:p text:style-name="P8"/>
      <text:p text:style-name="P9">Di dalam suatu perguruan tinggi dibutuhkan informasi mengenai data alumni mulai dari jurusan, tahun kelulusan, tempat bekerja serta informasi lainnya yang berhubungan dengan alumni tersebut. Informasi alumni ini sangat penting bagi perguruan tinggi sebagai umpan balik dari alumni untuk pengembangan kualitas dan sistem pendidikan. <text:span text:style-name="T11">Tracer Study</text:span> berguna sebagai penghubung antara perguruan tinggi dengan dunia usaha dan industri.</text:p>
      <text:p text:style-name="P10"><text:span text:style-name="T15">Proses </text:span><text:span text:style-name="T13">tracer study </text:span><text:span text:style-name="T15">yang berjalan saat ini yaitu dimulai dari </text:span>BAAK mengeluarkan daftar SK Yudisium yang diberikan kepada fakultas, <text:span text:style-name="T15">kemudian</text:span> <text:span text:style-name="T15">a</text:span>dmin fakultas menerima SK Yudisium <text:span text:style-name="T15">lalu</text:span> menghubungi alumni yang namanya tertera sesuai dengan SK Yudisium melalui media sosial <text:span text:style-name="T15">s</text:span>etelah itu alumni harus datang ke kampus untuk mengisi form kuesioner dan saran, <text:span text:style-name="T15">Selanjutnya</text:span> <text:span text:style-name="T15">a</text:span>lumni mengisi form kuesioner dan saran yang kemudian diserahkan kembali ke bagian fakultas <text:span text:style-name="T15">lalu</text:span> fakultas melakukan analisa terhadap kuesioner yang sudah diterima dari alumni, <text:span text:style-name="T15">f</text:span>akultas membuat laporan tracer study <text:span text:style-name="T15">dan diberikan kepada</text:span> <text:span text:style-name="T15">p</text:span>impinan, <text:span text:style-name="T15">dan yang terakhir pimpinan</text:span> melihat laporan tracer study.</text:p>
      <text:p text:style-name="P10">Oleh karena itu dibuatlah sistem informasi <text:span text:style-name="T11">Tracer Study</text:span> menggunakan bahasa pemogramman PHP dan MySQLi sebagai databasenya, dalam pengumpulan informasi alumni sistem informasi ini berbasis <text:span text:style-name="T11">web</text:span>, dan metode <text:span text:style-name="T11">waterfall</text:span> dalam pengembangannya. Melalui sistem ini alumni dapat mengisi data diri dan pekerjaannya dari data tersebut menghasilkan grafik dan sebaran mengenai alumni. <text:span text:style-name="T15">Dari uraian diatas dapat diambil judul </text:span><text:span text:style-name="T16">“</text:span><text:span text:style-name="T8">Perancangan</text:span><text:span text:style-name="T17"> </text:span><text:span text:style-name="T9">Sistem Infor</text:span><text:span text:style-name="T10">m</text:span><text:span text:style-name="T9">asi </text:span><text:span text:style-name="T14">Tracer Study</text:span><text:span text:style-name="T9"> Pada Universitas Banten </text:span><text:span text:style-name="T8">J</text:span><text:span text:style-name="T9">aya</text:span><text:span text:style-name="T16">”.</text:span></text:p>
      <text:p text:style-name="P10"/>
      <text:p text:style-name="P10">Kata Kunci : sistem informasi, <text:span text:style-name="T11">tracer study</text:span>, alumni, <text:span text:style-name="T12">web</text:span></text:p>
      <text:p text:style-name="P5"/>
      <text:p text:style-name="P5"/>
      <text:p text:style-name="P5"/>
      <text:p text:style-name="P5"/>
      <text:p text:style-name="P5"/>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loext:contextual-spacing="false" fo:line-height="100%" fo:text-align="start" style:justify-single-word="false" fo:orphans="2" fo:widows="2" style:page-number="auto" style:writing-mode="lr-tb">
        <style:tab-stops>
          <style:tab-stop style:position="0.499cm"/>
        </style:tab-stops>
      </style:paragraph-properties>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id" fo:country="ID" style:font-size-asian="10pt" style:language-asian="id" style:country-asian="ID" style:font-name-complex="Courier New1" style:font-family-complex="'Courier New'" style:font-family-generic-complex="system" style:font-pitch-complex="variable" style:font-size-complex="10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id" style:country-asian="ID"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style:font-name="Times New Roman" fo:font-size="12pt" officeooo:paragraph-rsid="0015d2f2" style:font-size-asian="12pt" style:font-size-complex="12pt"/>
    </style:style>
    <style:style style:name="MP2" style:family="paragraph" style:parent-style-name="Header">
      <style:paragraph-properties fo:text-align="justify" style:justify-single-word="false"/>
      <style:text-properties style:font-name="Times New Roman" fo:font-size="12pt" style:font-size-asian="12pt" style:font-size-complex="12pt"/>
    </style:style>
    <style:style style:name="MP3" style:family="paragraph" style:parent-style-name="Header">
      <style:paragraph-properties fo:text-align="justify" style:justify-single-word="false"/>
      <style:text-properties fo:font-variant="normal" fo:text-transform="none" fo:color="#222222" style:font-name="Times New Roman" fo:font-size="12pt" fo:letter-spacing="normal" fo:language="id" fo:country="ID" fo:font-style="normal" fo:font-weight="normal" officeooo:rsid="0015d2f2" style:font-size-asian="12pt" style:font-size-complex="12pt"/>
    </style:style>
    <style:style style:name="MP4" style:family="paragraph" style:parent-style-name="Header">
      <style:paragraph-properties fo:text-align="justify" style:justify-single-word="false"/>
      <style:text-properties style:font-name="Liberation Serif" fo:language="id" fo:country="ID"/>
    </style:style>
    <style:style style:name="MP5" style:family="paragraph">
      <loext:graphic-properties draw:fill="none"/>
      <style:paragraph-properties fo:text-align="start"/>
      <style:text-properties fo:font-size="18pt"/>
    </style:style>
    <style:style style:name="MP6" style:family="paragraph" style:parent-style-name="Footer">
      <style:paragraph-properties fo:text-align="center" style:justify-single-word="false"/>
    </style:style>
    <style:style style:name="MT1" style:family="text">
      <style:text-properties fo:language="id" fo:country="ID" fo:font-weight="bold" officeooo:rsid="00229183" style:font-weight-asian="bold"/>
    </style:style>
    <style:style style:name="MT2" style:family="text">
      <style:text-properties fo:language="id" fo:country="ID"/>
    </style:style>
    <style:style style:name="MT3" style:family="text">
      <style:text-properties fo:language="id" fo:country="ID" fo:font-weight="bold" style:font-weight-asian="bold" style:font-weight-complex="bold"/>
    </style:style>
    <style:style style:name="MT4" style:family="text">
      <style:text-properties fo:language="id" fo:country="ID" fo:font-weight="bold" officeooo:rsid="002659aa" style:font-weight-asian="bold" style:font-weight-complex="bold"/>
    </style:style>
    <style:style style:name="MT5" style:family="text">
      <style:text-properties fo:language="id" fo:country="ID" fo:font-weight="bold" style:font-weight-asian="bold"/>
    </style:style>
    <style:style style:name="MT6" style:family="text">
      <style:text-properties fo:language="id" fo:country="ID" officeooo:rsid="00229183"/>
    </style:style>
    <style:style style:name="MT7" style:family="text">
      <style:text-properties officeooo:rsid="0020c81f"/>
    </style:style>
    <style:style style:name="Mgr1" style:family="graphic">
      <style:graphic-properties draw:stroke="solid" svg:stroke-width="0.079cm" svg:stroke-color="#000000" draw:stroke-linejoin="round" draw:fill="none" draw:textarea-vertical-align="top" draw:auto-grow-height="false" fo:min-height="0cm" fo:min-width="13.324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i" style:print-orientation="portrait" fo:margin-top="1.251cm" fo:margin-bottom="1.251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49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text:span text:style-name="MT1">Firhan Adnan Sofyan Denoor</text:span><text:span text:style-name="MT2">, </text:span><text:span text:style-name="MT3">“</text:span><text:span text:style-name="MT4">Perancangan </text:span><text:span text:style-name="MT1">Sistem Informasi Tracer Study Pada Universitas Banten Jaya</text:span><text:span text:style-name="MT5">”</text:span></text:p>
        <text:p text:style-name="MP2"><text:span text:style-name="MT2">Jurusan/Program Study Teknik Informatika, Jenjang Pendidikan Strata 1 (TI), </text:span><text:span text:style-name="MT6">14</text:span><text:span text:style-name="MT2"> </text:span><text:span text:style-name="MT6">Agustus</text:span><text:span text:style-name="MT2"> 201</text:span><text:span text:style-name="MT6">9</text:span></text:p>
        <text:p text:style-name="MP3">LXVIII<text:span text:style-name="MT7">+ 68 + 28 Gambar + 14 Lampiran + 15 Tabel + 42 Simbol</text:span></text:p>
        <text:p text:style-name="MP4"><draw:custom-shape text:anchor-type="paragraph" draw:z-index="0" draw:name="Image1" draw:style-name="Mgr1" draw:text-style-name="MP5" svg:width="13.824cm" svg:height="0.004cm" svg:x="0.085cm" svg:y="0.26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style:header>
      <style:footer>
        <text:p text:style-name="MP6"><text:page-number text:select-page="current">i</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23:38:00</meta:creation-date>
    <meta:initial-creator>aaj_hp</meta:initial-creator>
    <dc:language>id-ID</dc:language>
    <dc:date>2019-08-19T14:53:08.923000000</dc:date>
    <meta:editing-cycles>22</meta:editing-cycles>
    <meta:editing-duration>PT1H13M56S</meta:editing-duration>
    <meta:generator>LibreOffice/6.0.4.2$Windows_X86_64 LibreOffice_project/9b0d9b32d5dcda91d2f1a96dc04c645c450872bf</meta:generator>
    <meta:print-date>2019-08-19T14:44:50.502000000</meta:print-date>
    <meta:document-statistic meta:table-count="0" meta:image-count="0" meta:object-count="0" meta:page-count="1" meta:paragraph-count="9" meta:word-count="264" meta:character-count="1889" meta:non-whitespace-character-count="163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